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ーーーーーヒマー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ヒマですわああぁぁぁー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るさいよ姉さ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仕方ないですわ！　わたくしのような高貴な花を
こんな薄暗いお陳腐な所に押し込んでおくの
ですもの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小娘ども・・・絶対に容赦しませんわ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無事にここから出られたら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あの死神がいる限り、簡単にはいかない
だろう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は反則中の反則です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ころで、さっきから死神以外の3人組の気配が
しません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こへ行ったのでしょ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、あの死神が「ごはん」とか騒ぎ
出したんで、みんなで食材の調達に行ってる
らしい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、このアジトには死神しかいないみ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っ、わたくしも舐められたものですわ・・・！！
腹立たし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はともあれ、ここから脱出するのが先決
ですこと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名案を思いつきなさい、サッファ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言われて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こかその辺に鍵とか落ちてないんです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落ちてたら奇跡でしょ。　って言うかアホでしょ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鍵の代わりになるものと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だか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、その手があっ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に！？　何かいい案が浮かびました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っつかないでよ、暑苦し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ら、そこに水場があるでしょ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姉さんならあれを凍らせて、鍵を作れるんじゃ
ないかなって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・・・天才ですわ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どうしたらそんなに優れた思考が
可能になりますの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そく実行ですわ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できましたわ！　錠を開けますわ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そのままだ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ッファ・・・開きません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りゃそうだ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ゃんと鍵の形を錠に合わせなきゃ、開くわけ
ないでしょ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・・・ですわよね！！　ちゃんと分かって
ました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、その・・・あなたを試しただけですのよ
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は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、開いた！！　開きましたわ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らんなさいサッファ！！　扉が開きましたわ
よ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ればわかる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ら、あんまり騒ぐと見つかっちゃうよ。
さっさと行こ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うですわね。　こんな所、早急に
おさらばです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げ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！？　青カラット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た達も来てた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ろおろ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な時に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ぐずぐずしていたらヤツが来てしまいます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うなったら速攻で片付けるよ、姉さ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ちろんですわ、サッファ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愚かな熾天少女たち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“蒼麗の歌姫”カラットが、直々に
引導を渡して差し上げますわ！！！
お覚悟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い～～・・・なんとか勝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わたくしが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はぁ・・・、前にお城で戦った時よりも
はるかに強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観念しなさ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ーし！　このままケリを付けちゃお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ドメなら任せとケ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待ちなさ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以上、ここで騒ぎを起こしては
なりません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問答無用だ。　このチャンスを逃す手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い詰め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いや、あいつが来たらマジで洒落に
ならないんだ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とおりですわ！　お、落ち着いて
話し合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びく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、出ましたわーーーー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脱走・・・禁止・・・なの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に、あの娘たち・・・4つ子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カラットが警戒してるってことは、赤カラットか
白カラットの仲間じゃないかしら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が、我々の味方の可能性も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ー、それはないと思う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、あの娘たち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は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のすごい魔力・・・これまで、どのカラット達
からも、感じたことがないほど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だ！　ここへ来る途中に感じた、魔力と
言うより殺気のような圧力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娘たちから出てるよ、レグマく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魔力探知装置で探り当てた、強大な
魔力の正体は、白カラットではな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4つ子だったのカ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・・・捕虜が脱走・・・したら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無理やり・・・牢に戻せって・・・・・・
ヴィスティが言ってた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少女と死神の挟み討ち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はやこれまでのようです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・・・死神・・・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と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侵入者が・・・来たら・・・・・・叩きのめせ・・・って
ヴィスティが・・・言ってた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やら、あたし達も敵とみなされて
いるみたい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・・・つまり、赤カラットの仲間の
よう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、青カラットも4つ子も、まとめてここで
やっつけ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めです！！　あれは4つ子なんかじゃ
ありませ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ぐにここから逃げ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無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痛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変わらず・・・よ、容赦ないです・・・わ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何が起きたの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ぜんぜん・・・見えませんで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が・・・死神の、力・・・っ　く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敵は絶対に・・・逃がすなって・・・・・・ヴィスティ
が言って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逃がしたら・・・・・・ヴィスティに・・・
怒られる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・・・・・・逃が・・・さ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じー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？？？</text:p>
          </table:table-cell>
          <table:table-cell table:style-name="ce0" office:value-type="string">
            <text:p>Map165</text:p>
          </table:table-cell>
          <table:table-cell table:style-name="ce0"/>
          <table:table-cell table:style-name="ce0" office:value-type="string">
            <text:p>......???</text:p>
          </table:table-cell>
          <table:table-cell table:number-columns-repeated="1020"/>
        </table:table-row>
        <table:table-row>
          <table:table-cell table:style-name="ce0" office:value-type="string">
            <text:p>（あ、あれは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表情はほとんど変わってないけど、間違い
　ない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メ・・・メスの顔だーーーー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ガン見されてい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何が望みだ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結婚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ん？　ん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結婚・・・する・・・・・・今、・・・すぐに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まないが、流れを理解でき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誰が誰と結婚するだと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私と・・・あなたが・・・ここで
今すぐ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、ば、馬鹿じゃないの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意味分かんない！！！　そんなのダメに
決まってるじゃないのよ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に急展開すぎて、コメントのしようが
無い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取り込み中のようですので、わたくし達は
お邪魔ですわ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これにて失礼いたしますわ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勝手に・・・動く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ーーーーーーーっ！！！　痛ッ！！
痛いですわーーーッ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姉さん、今はできるだけ目立たないようにして
様子を見よう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ええと・・・今の状況を整理すると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白カラットの魔力だと思っていたのは、実は
　謎の4つ子の魔力で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なぜか青カラットたちも居て、4つ子が
　圧倒的な強さでみんな歯が立たなくて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れで、その4つ子が早乙女さんに一目ぼれで
　結婚宣言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い、いったいどうすれば・・・っ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、結婚する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する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俺は君のことを何も知ら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より、我々は熾天少女として人間界を守る
存在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対して君たちは、赤カラットと共闘して人間界を
攻める側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敵対している相手と慣れ合うことは不可能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じゃ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敵じゃなかったら・・・・・・結婚・・・する・・・
・・・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婚を決断するかどうかは別と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君たちと我々が敵対関係でなくなるのならば、
それは喜ばしいこと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わ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おお！！　これはまさかの、メンバー
加入フラグ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じゃあ、あなたを・・・・・・熾天少女の
使命から・・・解放・・・・・・してあげ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少女を・・・全員・・・・・・倒せば・・・
あなたと私は・・・・・・敵じゃ・・・なくな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あれ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ヤバい方向に進んでますけど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あんた！！　さっきから何勝手な
こと言ってんの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たし達だって、簡単には負けないもん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勝つのは・・・・・・簡単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・・・動けば・・・・・・いいだけ・・・
すごく・・・・・・簡単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怖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したもの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何だかよく分かりませんが、これは
　熾天少女を一掃するチャンスですわ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さま！　それでは微力ながら、わたくしも
熾天少女を倒すお手伝いを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痛いッ！！　痛いです！！　もうしません
おとなしくしてますごめんなさいぃぃーー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姉さん、頼むから学習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、応戦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は不意打ち喰らっちゃったけど、今度は
こっちから不意打ちしてやるも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不意打ちって宣言したらダメでしょ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え、戦っては駄目です、みなさ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詳しい話は後でしますが、あれは魔界で最強の
戦闘種族、“死神”と呼ばれる存在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向こうが本気になったら、何をどうやっても
太刀打ちできる相手じゃありません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も・・・出口をふさがれちゃって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力を合わせれば、なんとかなるんじゃな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りません！　とにかく、次元が違うんです！
信じてくださ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王がそう言っているんだ。　おそらく、
三輪車と装甲車が激突するようなもの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りゃ無理ゲー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、いったいどうしたら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熾天少女・・・消えて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、き、来ます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・・・・・
・・・・・・・・・・・・・・・・・・・・・・・・ごはん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行っちゃっ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腹が空いたから、帰ったっぽ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由だ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らば撤退のチャンスですわ！！　出口に
近い者から順に、列を乱さず速やかに外へ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で逃げる時だけ思考が的確な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9T12:11:22+01:00</meta:creation-date>
    <dc:date>2019-11-09T12:11:2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